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officeooo:rsid="000efb8a" officeooo:paragraph-rsid="000efb8a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officeooo:rsid="000efb8a" officeooo:paragraph-rsid="000efb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ting part1</text:p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18:17:14.390094310</meta:creation-date>
    <dc:date>2022-12-02T18:18:42.091932325</dc:date>
    <meta:editing-duration>PT1M29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7.4.1.2$Linux_X86_64 LibreOffice_project/40$Build-2</meta:generator>
  </office:meta>
</office:document-meta>
</file>